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rsid="000ee50e" officeooo:paragraph-rsid="001f93d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Arial" fo:font-size="10pt" officeooo:rsid="000ee50e" officeooo:paragraph-rsid="001f93d0" style:font-size-asian="10pt" style:font-size-complex="10pt"/>
    </style:style>
    <style:style style:name="P18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INVOICE</text:p>
      <text:p text:style-name="P4"/>
      <text:p text:style-name="P14">This is an ODT template document used to <text:span text:style-name="T2">testadrodt plugin</text:span></text:p>
      <text:p text:style-name="P14"/>
      <text:p text:style-name="P20">AdrOdt specific Fields :</text:p>
      <text:p text:style-name="P18"/>
      <text:p text:style-name="P21">adrodt_ship_name = {adrodt_ship_name}</text:p>
      <text:p text:style-name="P21">adrodt_ship_lastname = {adrodt_ship_lastname}</text:p>
      <text:p text:style-name="P21">adrodt_ship_firstname = {adrodt_ship_firstname}</text:p>
      <text:p text:style-name="P21">adrodt_ship_address = {adrodt_ship_address}</text:p>
      <text:p text:style-name="P21">adrodt_ship_zip = {adrodt_ship_zip}</text:p>
      <text:p text:style-name="P21">adrodt_ship_town = {adrodt_ship_town}</text:p>
      <text:p text:style-name="P21">adrodt_ship_department = {adrodt_ship_department}</text:p>
      <text:p text:style-name="P21">adrodt_ship_state = {adrodt_ship_state}</text:p>
      <text:p text:style-name="P21">adrodt_ship_country = {adrodt_ship_country}</text:p>
      <text:p text:style-name="P21">adrodt_ship_email = {adrodt_ship_email}</text:p>
      <text:p text:style-name="P21">adrodt_ship_phone = {adrodt_ship_phone}</text:p>
      <text:p text:style-name="P21">adrodt_ship_fax = {adrodt_ship_fax}</text:p>
      <text:p text:style-name="P21"/>
      <text:p text:style-name="P21">adrodt_bill_name = {adrodt_bill_name}</text:p>
      <text:p text:style-name="P21">adrodt_bill_lastname = {adrodt_bill_lastname}</text:p>
      <text:p text:style-name="P21">adrodt_bill_firstname = {adrodt_bill_firstname}</text:p>
      <text:p text:style-name="P21">adrodt_bill_address = {adrodt_bill_address}</text:p>
      <text:p text:style-name="P21">adrodt_bill_zip = {adrodt_bill_zip}</text:p>
      <text:p text:style-name="P21">adrodt_bill_town = {adrodt_bill_town}</text:p>
      <text:p text:style-name="P21">adrodt_bill_department = {adrodt_bill_department}</text:p>
      <text:p text:style-name="P21">adrodt_bill_state = {adrodt_bill_state}</text:p>
      <text:p text:style-name="P21">adrodt_bill_country = {adrodt_bill_country}</text:p>
      <text:p text:style-name="P21">adrodt_bill_email = {adrodt_bill_email}</text:p>
      <text:p text:style-name="P21">adrodt_bill_phone = {adrodt_bill_phone}</text:p>
      <text:p text:style-name="P21">adrodt_bill_fax = {adrodt_bill_fax}</text:p>
      <text:p text:style-name="P21"/>
      <text:p text:style-name="P21"/>
      <text:p text:style-name="P21">adrodt_debug_object = {adrodt_debug_object}</text:p>
      <text:p text:style-name="P21"/>
      <text:p text:style-name="P21">adrodt_debug_lines = {adrodt_debug_lines}</text:p>
      <text:p text:style-name="P18"/>
      <text:p text:style-name="P19">My information:</text:p>
      <text:p text:style-name="P5">This is a list of tags that will be replaced with your informations:</text:p>
      <text:p text:style-name="P6">mycompany_logo = {mycompany_logo}</text:p>
      <text:p text:style-name="P6">mycompany_name = {mycompany_name}</text:p>
      <text:p text:style-name="P6">mycompany_address = {mycompany_address}</text:p>
      <text:p text:style-name="P6">mycompany_zip = {mycompany_zip}</text:p>
      <text:p text:style-name="P6">mycompany_town = {mycompany_town}</text:p>
      <text:p text:style-name="P6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6">mycompany_phone = {mycompany_phone}</text:p>
      <text:p text:style-name="P6">mycompany_fax = {mycompany_fax}</text:p>
      <text:p text:style-name="P6">mycompany_email = {mycompany_email}</text:p>
      <text:p text:style-name="P6">mycompany_web = {mycompany_web}</text:p>
      <text:p text:style-name="P6">mycompany_barcode = {mycompany_barcode}</text:p>
      <text:p text:style-name="P6">mycompany_capital= {mycompany_capital}</text:p>
      <text:p text:style-name="P6">mycompany_juridicalstatus= {mycompany_juridicalstatus}</text:p>
      <text:p text:style-name="P6">mycompany_idprof1 = {mycompany_idprof1}</text:p>
      <text:p text:style-name="P6">mycompany_idprof2 = {mycompany_idprof2}</text:p>
      <text:p text:style-name="P6">mycompany_idprof3 = {mycompany_idprof3}</text:p>
      <text:p text:style-name="P6">mycompany_idprof4 = {mycompany_idprof4}</text:p>
      <text:p text:style-name="P6">mycompany_idprof5 = {mycompany_idprof5}</text:p>
      <text:p text:style-name="P6">mycompany_idprof6 = {mycompany_idprof6}</text:p>
      <text:p text:style-name="P6">mycompany_vatnumber = {mycompany_vatnumber}</text:p>
      <text:p text:style-name="P6"><text:soft-page-break/>mycompany_note = {mycompany_note}</text:p>
      <text:p text:style-name="P6">...</text:p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{company_name}</text:p>
      <text:p text:style-name="P6">company_address = {company_address}</text:p>
      <text:p text:style-name="P6">company_zip = {company_zip}</text:p>
      <text:p text:style-name="P6">company_town = {company_town}</text:p>
      <text:p text:style-name="P6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6">company_phone = {company_phone}</text:p>
      <text:p text:style-name="P6">company_fax = {company_fax}</text:p>
      <text:p text:style-name="P6">company_email = {company_email}</text:p>
      <text:p text:style-name="P6">company_web = {company_web}</text:p>
      <text:p text:style-name="P6">company_barcode = {company_barcode}</text:p>
      <text:p text:style-name="P6">company_customercode = {company_customercode}</text:p>
      <text:p text:style-name="P6">company_suppliercode = {company_suppliercode}</text:p>
      <text:p text:style-name="P6">company_capital = {company_capital}</text:p>
      <text:p text:style-name="P6">company_juridicalstatus = {company_juridicalstatus}</text:p>
      <text:p text:style-name="P6">company_idprof1 = {company_idprof1}</text:p>
      <text:p text:style-name="P6">company_idprof2 = {company_idprof2}</text:p>
      <text:p text:style-name="P6">company_idprof3 = {company_idprof3}</text:p>
      <text:p text:style-name="P6">company_idprof4 = {company_idprof4}</text:p>
      <text:p text:style-name="P6">company_idprof5 = {company_idprof5}</text:p>
      <text:p text:style-name="P6">company_idprof6 = {company_idprof6}</text:p>
      <text:p text:style-name="P6">company_vatnumber = {company_vatnumber}</text:p>
      <text:p text:style-name="P7">company_note = {company_note}</text:p>
      <text:p text:style-name="P7">…</text:p>
      <text:p text:style-name="P4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{object_id}</text:p>
      <text:p text:style-name="P6">object_ref = {object_ref}</text:p>
      <text:p text:style-name="P6">object_source_invoice_ref = {object_source_invoice_ref}</text:p>
      <text:p text:style-name="P6">object_ref_customer = {object_ref_customer}</text:p>
      <text:p text:style-name="P6">object_ref_supplier = {object_ref_supplier}</text:p>
      <text:p text:style-name="P6">object_date = {object_date}</text:p>
      <text:p text:style-name="P6">object_date_limit = {object_date_limit} </text:p>
      <text:p text:style-name="P6">object_date_creation = {object_date_creation}</text:p>
      <text:p text:style-name="P6">object_date_validation = {object_date_validation}</text:p>
      <text:p text:style-name="P6">object_total_ht = {object_total_ht}</text:p>
      <text:p text:style-name="P6">object_total_vat = {object_total_vat}</text:p>
      <text:p text:style-name="P6">object_total_vat_x.x = {object_total_vat_x.x} <text:s/>(x.x with vat rate)</text:p>
      <text:p text:style-name="P6">object_total_ttc = {object_total_ttc}</text:p>
      <text:p text:style-name="P6">object_total_discount_ht = {object_total_discount_ht}</text:p>
      <text:p text:style-name="P6">object_vatrate = {object_vatrate}</text:p>
      <text:p text:style-name="P6">object_payment_mode = {object_payment_mode}</text:p>
      <text:p text:style-name="P6">object_payment_mode_code = {object_payment_mode_code}</text:p>
      <text:p text:style-name="P6">object_payment_term = {object_payment_term}</text:p>
      <text:p text:style-name="P6"><text:soft-page-break/>object_payment_term_code = {object_payment_term_code}</text:p>
      <text:p text:style-name="P6">object_note_private = {object_note_private}</text:p>
      <text:p text:style-name="P6">object_note = {object_note}</text:p>
      <text:p text:style-name="P6">object_already_payed = {object_already_payed}</text:p>
      <text:p text:style-name="P6">object_remain_to_pay = {object_remain_to_pay}</text:p>
      <text:p text:style-name="P6">free_text = {free_text}</text:p>
      <text:p text:style-name="P7">...</text:p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1:50:34.864359628</dc:date>
    <meta:editing-duration>PT5H25M14S</meta:editing-duration>
    <meta:editing-cycles>56</meta:editing-cycles>
    <meta:generator>LibreOffice/5.0.1.2$Linux_X86_64 LibreOffice_project/00m0$Build-2</meta:generator>
    <dc:creator>Jérôme Andanson</dc:creator>
    <meta:document-statistic meta:table-count="1" meta:image-count="0" meta:object-count="0" meta:page-count="3" meta:paragraph-count="144" meta:word-count="481" meta:character-count="5145" meta:non-whitespace-character-count="4802"/>
  </office:meta>
</office:document-meta>
</file>